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2"><text:span text:style-name="T3"/></text:p>
      <text:p text:style-name="P4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4"><text:span text:style-name="T1"/></text:p>
      <text:p text:style-name="P4">И ввести файл <text:span text:style-name="T2">io.xml</text:span><text:span text:style-name="T1">, </text:span>который описывает какие данных данный модуль потребляет и какого запросы формирует.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0M58S</meta:editing-duration>
    <meta:editing-cycles>7</meta:editing-cycles>
    <meta:generator>OpenOffice/4.0.0$Win32 OpenOffice.org_project/400m3$Build-9702</meta:generator>
    <dc:date>2016-06-10T19:07:19.94</dc:date>
    <meta:document-statistic meta:table-count="0" meta:image-count="0" meta:object-count="0" meta:page-count="1" meta:paragraph-count="13" meta:word-count="126" meta:character-count="1045"/>
    <dc:creator>Федор Гурин</dc:creator>
    <meta:user-defined meta:name="Info 1"/>
    <meta:user-defined meta:name="Info 2"/>
    <meta:user-defined meta:name="Info 3"/>
    <meta:user-defined meta:name="Info 4"/>
  </office:meta>
</office:document-meta>
</file>